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1.998cm" loext:decorative="false"/>
      <style:paragraph-properties style:writing-mode="lr-tb"/>
    </style:style>
    <style:style style:name="pr8" style:family="presentation" style:parent-style-name="Midnightblue-outline1">
      <style:graphic-properties fo:min-height="10.501cm" loext:decorative="false"/>
      <style:paragraph-properties style:writing-mode="lr-tb"/>
    </style:style>
    <style:style style:name="pr9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loext:graphic-properties draw:fill-color="#ffffff"/>
    </style:style>
    <style:style style:name="P3" style:family="paragraph">
      <style:paragraph-properties fo:margin-top="0.42cm" fo:margin-bottom="0.35cm"/>
      <style:text-properties fo:font-size="20pt" style:font-size-asian="20pt" style:font-size-complex="20pt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 text:style-name="P1"><text:span text:style-name="T1">Student Attendance Management System (SAMS)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 text:style-name="P1"><text:span text:style-name="T2">Automated RFID and Facial Recognition Attendance Tracking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4" draw:layer="layout" svg:width="26cm" svg:height="2cm" svg:x="1cm" svg:y="0.627cm" presentation:class="title" presentation:user-transformed="true">
          <draw:text-box>
            <text:p text:style-name="P3"><text:span text:style-name="T3">System Overview </text:span></text:p>
          </draw:text-box>
        </draw:frame>
        <draw:frame presentation:style-name="pr5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3"><text:span text:style-name="T3">SAMS is a web-based platform that automates student attendance tracking.</text:span></text:p>
              </text:list-item>
              <text:list-item>
                <text:p text:style-name="P3"><text:span text:style-name="T3">Supports RFID scanning and camera-based face recognition.</text:span></text:p>
              </text:list-item>
              <text:list-item>
                <text:p text:style-name="P3"><text:span text:style-name="T3">Data stored securely in a MySQL database on AWS RDS.</text:span></text:p>
              </text:list-item>
              <text:list-item>
                <text:p text:style-name="P3"><text:span text:style-name="T3">Hosted on Render.com, integrating security features like SSL/TLS encryption</text:span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 text:style-name="P3"><text:span text:style-name="T3">Key Features of SAMS </text:span></text:p>
          </draw:text-box>
        </draw:frame>
        <draw:frame presentation:style-name="pr8" draw:text-style-name="P4" draw:layer="layout" svg:width="26cm" svg:height="10.5cm" svg:x="1cm" svg:y="4.125cm" presentation:class="outline">
          <draw:text-box>
            <text:list text:style-name="L2">
              <text:list-item>
                <text:p text:style-name="P3"><text:span text:style-name="T3">RFID-Based Attendance:</text:span></text:p>
                <text:p text:style-name="P3"><text:span text:style-name="T3">Students use RFID tags linked to their profiles.</text:span></text:p>
                <text:p text:style-name="P3"><text:span text:style-name="T3">Attendance is automatically logged with secure database storage.</text:span></text:p>
              </text:list-item>
              <text:list-item>
                <text:p text:style-name="P3"><text:span text:style-name="T3">Facial Recognition with Face-API.js:</text:span></text:p>
                <text:p text:style-name="P3"><text:span text:style-name="T3">Students can use facial recognition through their device camera.</text:span></text:p>
                <text:p text:style-name="P3"><text:span text:style-name="T3">Only face descriptors are stored, ensuring privacy.</text:span></text:p>
              </text:list-item>
              <text:list-item>
                <text:p text:style-name="P3"><text:span text:style-name="T3">Role-Based Dashboards:</text:span></text:p>
                <text:p text:style-name="P3"><text:span text:style-name="T3">Admins, instructors and students have dedicated dashboards for specific tasks.</text:span></text:p>
              </text:list-item>
              <text:list-item>
                <text:p text:style-name="P3"><text:span text:style-name="T3">Attendance Reporting:</text:span></text:p>
                <text:p text:style-name="P3"><text:span text:style-name="T3">Reports can be generated and exported in PDF, CSV and Excel formats.</text:span></text:p>
                <text:p text:style-name="P3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 text:style-name="P3"><text:span text:style-name="T3">Security and Privacy </text:span></text:p>
          </draw:text-box>
        </draw:frame>
        <draw:frame presentation:style-name="pr8" draw:text-style-name="P4" draw:layer="layout" svg:width="26cm" svg:height="10.5cm" svg:x="1cm" svg:y="4.125cm" presentation:class="outline">
          <draw:text-box>
            <text:list text:style-name="L2">
              <text:list-item>
                <text:p text:style-name="P3"><text:span text:style-name="T3">Password Encryption with Salt Method:</text:span></text:p>
                <text:p text:style-name="P3"><text:span text:style-name="T3">User passwords are encrypted with a salted hash to enhance security.</text:span></text:p>
              </text:list-item>
              <text:list-item>
                <text:p text:style-name="P3"><text:span text:style-name="T3">SSL/TLS Encryption:</text:span></text:p>
                <text:p text:style-name="P3"><text:span text:style-name="T3">Ensures secure communication of sensitive data between users and the server.</text:span></text:p>
              </text:list-item>
              <text:list-item>
                <text:p text:style-name="P3"><text:span text:style-name="T3">Facial Recognition Privacy:</text:span></text:p>
                <text:p text:style-name="P3"><text:span text:style-name="T3">Only face descriptors are stored, no actual images.</text:span></text:p>
              </text:list-item>
              <text:list-item>
                <text:p text:style-name="P3"><text:span text:style-name="T3">Secure Database Storage:</text:span></text:p>
                <text:p text:style-name="P3"><text:span text:style-name="T3">AWS RDS ensures secure data storage with backup and disaster recovery.</text:span></text:p>
                <text:p text:style-name="P3"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 text:style-name="P3"><text:span text:style-name="T3">Role-Based Dashboards </text:span></text:p>
          </draw:text-box>
        </draw:frame>
        <draw:frame presentation:style-name="pr8" draw:text-style-name="P4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3"><text:span text:style-name="T3">Administrator Dashboard:</text:span></text:p>
                <text:p text:style-name="P3"><text:span text:style-name="T3">Manage users, RFID tags, courses and generate reports.</text:span></text:p>
              </text:list-item>
              <text:list-item>
                <text:p text:style-name="P3"><text:span text:style-name="T3">Instructor Dashboard:</text:span></text:p>
                <text:p text:style-name="P3"><text:span text:style-name="T3">Monitor class attendance, manage class-student lists and view student data.</text:span></text:p>
              </text:list-item>
              <text:list-item>
                <text:p text:style-name="P3"><text:span text:style-name="T3">Student Dashboard:</text:span></text:p>
                <text:p text:style-name="P3"><text:span text:style-name="T3">View attendance history, manage attendance through facial recognitio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 presentation:user-transformed="true">
          <draw:text-box>
            <text:p text:style-name="P3"><text:span text:style-name="T3">Real-Time Data &amp; Reporting </text:span></text:p>
          </draw:text-box>
        </draw:frame>
        <draw:frame presentation:style-name="pr8" draw:text-style-name="P4" draw:layer="layout" svg:width="26cm" svg:height="10.5cm" svg:x="1cm" svg:y="4.125cm" presentation:class="outline">
          <draw:text-box>
            <text:list text:style-name="L2">
              <text:list-item>
                <text:p text:style-name="P3"><text:span text:style-name="T3">Real-Time Processing:</text:span></text:p>
                <text:p text:style-name="P3"><text:span text:style-name="T3">Attendance data is updated immediately after RFID scan or face recognition.</text:span></text:p>
              </text:list-item>
              <text:list-item>
                <text:p text:style-name="P3"><text:span text:style-name="T3">Attendance Reports:</text:span></text:p>
                <text:p text:style-name="P3"><text:span text:style-name="T3">Reports can be filtered by class, date or student and exported in multiple formats.</text:span></text:p>
              </text:list-item>
              <text:list-item>
                <text:p text:style-name="P3"><text:span text:style-name="T3">Error Handling:</text:span></text:p>
                <text:p text:style-name="P3"><text:span text:style-name="T3">Provides feedback for failed scans or mismatched face descriptors, etc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 text:style-name="P3"><text:span text:style-name="T3">Database Management </text:span></text:p>
          </draw:text-box>
        </draw:frame>
        <draw:frame presentation:style-name="pr8" draw:text-style-name="P4" draw:layer="layout" svg:width="26cm" svg:height="10.5cm" svg:x="1cm" svg:y="4.125cm" presentation:class="outline">
          <draw:text-box>
            <text:list text:style-name="L2">
              <text:list-item>
                <text:p text:style-name="P3"><text:span text:style-name="T3">AWS RDS with MySQL:</text:span></text:p>
                <text:p text:style-name="P3"><text:span text:style-name="T3">Securely stores all system data, ensuring low latency and high performance.</text:span></text:p>
              </text:list-item>
              <text:list-item>
                <text:p text:style-name="P3"><text:span text:style-name="T3">HikariCP for Connection Pooling:</text:span></text:p>
                <text:p text:style-name="P3"><text:span text:style-name="T3">Optimizes database connections, ensuring quick data access.</text:span></text:p>
              </text:list-item>
              <text:list-item>
                <text:p text:style-name="P3"><text:span text:style-name="T3">Data Backups and Disaster Recovery:</text:span></text:p>
                <text:p text:style-name="P3"><text:span text:style-name="T3">AWS RDS provides automatic data backup for enhanced reliabilit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 text:style-name="P3"><text:span text:style-name="T3">Password Management and Security </text:span></text:p>
          </draw:text-box>
        </draw:frame>
        <draw:frame presentation:style-name="pr8" draw:text-style-name="P4" draw:layer="layout" svg:width="26cm" svg:height="10.5cm" svg:x="1cm" svg:y="4.125cm" presentation:class="outline">
          <draw:text-box>
            <text:list text:style-name="L2">
              <text:list-item>
                <text:p text:style-name="P3"><text:span text:style-name="T3">Password Reset Feature:</text:span></text:p>
                <text:p text:style-name="P3"><text:span text:style-name="T3">Users can reset their passwords securely via a token-based link sent to their email.</text:span></text:p>
              </text:list-item>
              <text:list-item>
                <text:p text:style-name="P3"><text:span text:style-name="T3">Salted Hashing:</text:span></text:p>
                <text:p text:style-name="P3"><text:span text:style-name="T3">Passwords are stored using a salted hash, protecting against database compromises.</text:span></text:p>
              </text:list-item>
              <text:list-item>
                <text:p text:style-name="P3"><text:span text:style-name="T3">Account Security:</text:span></text:p>
                <text:p text:style-name="P3"><text:span text:style-name="T3">The system implements robust measures to prevent unauthorized acces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 presentation:user-transformed="true">
          <draw:text-box>
            <text:p text:style-name="P3"><text:span text:style-name="T3">Contingencies and Error Handling </text:span></text:p>
          </draw:text-box>
        </draw:frame>
        <draw:frame presentation:style-name="pr8" draw:text-style-name="P4" draw:layer="layout" svg:width="26cm" svg:height="10.5cm" svg:x="1cm" svg:y="4.125cm" presentation:class="outline">
          <draw:text-box>
            <text:list text:style-name="L2">
              <text:list-item>
                <text:p text:style-name="P3"><text:span text:style-name="T3">Common Error Handling:</text:span></text:p>
                <text:p text:style-name="P3"><text:span text:style-name="T3">Failed RFID scans or incorrect face descriptor matches are handled gracefully.</text:span></text:p>
              </text:list-item>
              <text:list-item>
                <text:p text:style-name="P3"><text:span text:style-name="T3">AWS RDS Backups:</text:span></text:p>
                <text:p text:style-name="P3"><text:span text:style-name="T3">Automatic backups protect the system from data loss.</text:span></text:p>
              </text:list-item>
              <text:list-item>
                <text:p text:style-name="P3"><text:span text:style-name="T3">User Feedback:</text:span></text:p>
                <text:p text:style-name="P3"><text:span text:style-name="T3">Clear, real-time feedback for users in case of error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 text:style-name="P3"><text:span text:style-name="T3">Conclusion </text:span></text:p>
          </draw:text-box>
        </draw:frame>
        <draw:frame presentation:style-name="pr8" draw:text-style-name="P4" draw:layer="layout" svg:width="26cm" svg:height="10.5cm" svg:x="1cm" svg:y="4.125cm" presentation:class="outline" presentation:user-transformed="true">
          <draw:text-box>
            <text:list text:style-name="L2">
              <text:list-header>
                <text:p text:style-name="P3"><text:span text:style-name="T3"/></text:p>
              </text:list-header>
              <text:list-item>
                <text:p text:style-name="P3"><text:span text:style-name="T3">SAMS is a comprehensive system for automating student attendance using modern technologies.</text:span></text:p>
              </text:list-item>
              <text:list-item>
                <text:p text:style-name="P3"><text:span text:style-name="T3">With real-time data, robust security, and user-friendly dashboards, it enhances the accuracy and efficiency of attendance tracking.</text:span></text:p>
              </text:list-item>
              <text:list-item>
                <text:p text:style-name="P3"><text:span text:style-name="T3">Future enhancements could include integrating more advanced analytics and scaling for larger institution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text-style-name="P4" draw:layer="layout" svg:width="26cm" svg:height="1.997cm" svg:x="1cm" svg:y="0.627cm" presentation:class="title">
          <draw:text-box>
            <text:p text:style-name="P3"><text:span text:style-name="T3">Thanks and Questions </text:span></text:p>
          </draw:text-box>
        </draw:frame>
        <draw:frame presentation:style-name="pr8" draw:text-style-name="P4" draw:layer="layout" svg:width="26cm" svg:height="10.5cm" svg:x="1cm" svg:y="4.125cm" presentation:class="outline">
          <draw:text-box>
            <text:list text:style-name="L2">
              <text:list-item>
                <text:p text:style-name="P3"><text:span text:style-name="T3">Thank you for your attention!</text:span></text:p>
              </text:list-item>
              <text:list-item>
                <text:p text:style-name="P3"><text:span text:style-name="T3">Do you have any questions?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9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3T12:12:37.027000000</meta:creation-date>
    <meta:editing-duration>PT23M55S</meta:editing-duration>
    <meta:editing-cycles>4</meta:editing-cycles>
    <meta:generator>LibreOffice/24.8.0.3$Windows_X86_64 LibreOffice_project/0bdf1299c94fe897b119f97f3c613e9dca6be583</meta:generator>
    <dc:title>Midnightblue</dc:title>
    <dc:date>2024-10-13T12:36:31.902000000</dc:date>
    <meta:document-statistic meta:object-count="94"/>
  </office:meta>
</office:document-meta>
</file>